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CB6F8AA1AD443A6.png" manifest:media-type="image/png"/>
  <manifest:file-entry manifest:full-path="Pictures/100000000000078000000438DC37A6FF34A3D48D.png" manifest:media-type="image/png"/>
  <manifest:file-entry manifest:full-path="Pictures/100000000000078000000438BD798CDBD06314C8.png" manifest:media-type="image/png"/>
  <manifest:file-entry manifest:full-path="Pictures/1000000000000780000004384EE6674EEB3055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71cm, 17.993cm, 6.673cm, 17.9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079cm, 18.03cm, 6.593cm, 17.8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3.004cm, 18.03cm, 14.416cm, 17.8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284cm, 18.979cm, 3.821cm, 16.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579cm" svg:y="1.879cm" svg:width="11.843cm" svg:height="8.931cm" draw:z-index="0"><draw:image xlink:href="Pictures/1000000000000780000004384EE6674EEB3055AA.png" xlink:type="simple" xlink:show="embed" xlink:actuate="onLoad"/></draw:frame><draw:frame draw:style-name="fr2" draw:name="Image2" text:anchor-type="paragraph" svg:x="2.949cm" svg:y="12.938cm" svg:width="11.1cm" svg:height="8.878cm" draw:z-index="1"><draw:image xlink:href="Pictures/100000000000078000000438BD798CDBD06314C8.png" xlink:type="simple" xlink:show="embed" xlink:actuate="onLoad"/></draw:frame><text:tab/></text:p>
      <text:p text:style-name="P1"><draw:frame draw:style-name="fr3" draw:name="Image3" text:anchor-type="paragraph" svg:width="11.989cm" svg:height="8.985cm" draw:z-index="2"><draw:image xlink:href="Pictures/100000000000078000000438DC37A6FF34A3D48D.png" xlink:type="simple" xlink:show="embed" xlink:actuate="onLoad"/></draw:frame><draw:frame draw:style-name="fr4" draw:name="Image4" text:anchor-type="paragraph" svg:x="2.362cm" svg:y="12.515cm" svg:width="12.12cm" svg:height="9.342cm" draw:z-index="3"><draw:image xlink:href="Pictures/100000000000078000000438DCB6F8AA1AD443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4:24:10.988673178</meta:creation-date>
    <dc:date>2019-09-04T14:29:49.604084266</dc:date>
    <meta:editing-duration>PT5M40S</meta:editing-duration>
    <meta:editing-cycles>1</meta:editing-cycles>
    <meta:document-statistic meta:table-count="0" meta:image-count="4" meta:object-count="0" meta:page-count="2" meta:paragraph-count="1" meta:word-count="0" meta:character-count="1" meta:non-whitespace-character-count="0"/>
    <meta:generator>LibreOffice/5.1.6.2$Linux_X86_64 LibreOffice_project/10m0$Build-2</meta:generator>
  </office:meta>
</office:document-meta>
</file>